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MARGO HUANQUI ALEX REYNALD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ATOS DEL VALL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</text:span></text:p>
      <text:p text:style-name="P6"/>
      <text:p text:style-name="P6">Recojo: <text:span text:style-name="T3">CAMARGO HUANQUI ALEX REYNAL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3:00:2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